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officeooo:rsid="0000eb69" officeooo:paragraph-rsid="0000eb69"/>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cmd_5f_code">
      <style:text-properties style:font-name="Courier New" fo:font-size="10.5pt" officeooo:rsid="0006bee8" officeooo:paragraph-rsid="0006bee8"/>
    </style:style>
    <style:style style:name="P11" style:family="paragraph" style:parent-style-name="scpi0">
      <style:text-properties officeooo:rsid="000269e6" officeooo:paragraph-rsid="000269e6"/>
    </style:style>
    <style:style style:name="P12" style:family="paragraph" style:parent-style-name="Heading_20_3">
      <style:text-properties officeooo:paragraph-rsid="000b3d6a"/>
    </style:style>
    <style:style style:name="P13" style:family="paragraph" style:parent-style-name="note">
      <style:text-properties officeooo:paragraph-rsid="00094d07"/>
    </style:style>
    <style:style style:name="P14" style:family="paragraph" style:parent-style-name="note">
      <style:text-properties officeooo:paragraph-rsid="000b3d6a"/>
    </style:style>
    <style:style style:name="P15" style:family="paragraph" style:parent-style-name="Heading_20_2" style:master-page-name="First_20_Page">
      <style:paragraph-properties style:page-number="auto" fo:break-before="page"/>
      <style:text-properties officeooo:paragraph-rsid="0005b837"/>
    </style:style>
    <style:style style:name="P16" style:family="paragraph" style:parent-style-name="Standard">
      <style:text-properties officeooo:rsid="0009b119" officeooo:paragraph-rsid="0009b119"/>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94d07"/>
    </style:style>
  </office:automatic-styles>
  <office:body>
    <office:text text:use-soft-page-breaks="true">
      <office:forms form:automatic-focus="false" form:apply-design-mode="false"/>
      <text:tracked-changes>
        <text:changed-region xml:id="ct71322176" text:id="ct71322176">
          <text:insertion>
            <office:change-info>
              <dc:creator>Denis Kotlar</dc:creator>
              <dc:date>2017-03-31T14:42:00</dc:date>
            </office:change-info>
          </text:insertion>
        </text:changed-region>
        <text:changed-region xml:id="ct70886752" text:id="ct70886752">
          <text:insertion>
            <office:change-info>
              <dc:creator>Denis Kotlar</dc:creator>
              <dc:date>2017-03-31T14:42:00</dc:date>
            </office:change-info>
          </text:insertion>
        </text:changed-region>
        <text:changed-region xml:id="ct66383808" text:id="ct66383808">
          <text:insertion>
            <office:change-info>
              <dc:creator>Denis Kotlar</dc:creator>
              <dc:date>2017-03-04T09:21:00</dc:date>
            </office:change-info>
          </text:insertion>
        </text:changed-region>
        <text:changed-region xml:id="ct72448528" text:id="ct72448528">
          <text:insertion>
            <office:change-info>
              <dc:creator>Denis Kotlar</dc:creator>
              <dc:date>2017-03-31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487350921286220708" text:style-name="Outline">
        <text:list-item>
          <text:list>
            <text:list-item>
              <text:h text:style-name="P15"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P11">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row>
          <table:table-cell table:style-name="Table65.A2" office:value-type="string">
            <text:p text:style-name="scpi1"><text:change-start text:change-id="ct71322176"/>:<text:span text:style-name="T3">ELOG</text:span><text:change-end text:change-id="ct71322176"/></text:p>
          </table:table-cell>
          <table:table-cell table:style-name="Table65.A2" office:value-type="string">
            <text:p text:style-name="P16"><text:change-start text:change-id="ct70886752"/>Enables external data log measurements<text:change-end text:change-id="ct70886752"/></text:p>
          </table:table-cell>
        </table:table-row>
      </table:table>
      <text:list xml:id="list144302310202864"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7">Return</text:p>
          </table:table-cell>
          <table:table-cell table:style-name="Table22.A1" office:value-type="string">
            <text:p text:style-name="P1">None</text:p>
          </table:table-cell>
        </table:table-row>
        <table:table-row>
          <table:table-cell table:style-name="Table22.A1" office:value-type="string">
            <text:p text:style-name="P6"><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table-cell table:style-name="Table22.A1" office:value-type="string">
            <text:p text:style-name="P6">Errors</text:p>
          </table:table-cell>
          <table:table-cell table:style-name="Table22.A1" office:value-type="string">
            <text:p text:style-name="P9">-213,"Init ignored"</text:p>
            <text:p text:style-name="P10"><text:change-start text:change-id="ct66383808"/>307,"List lengths are not equivalent"</text:p>
            <text:p text:style-name="P10">308,"Cannot be changed while transient trigger is initiated"<text:change-end text:change-id="ct66383808"/></text:p>
            <text:p text:style-name="P9">309,"Cannot initiate while in fixed mode"</text:p>
          </table:table-cell>
        </table:table-row>
        <table:table-row>
          <table:table-cell table:style-name="Table22.A1" office:value-type="string">
            <text:p text:style-name="P6">Related Commands</text:p>
          </table:table-cell>
          <table:table-cell table:style-name="Table22.A1" office:value-type="string">
            <text:p text:style-name="Standard">*TRG</text:p>
            <text:p text:style-name="P5">INSTrument:COUPle:TRIGger</text:p>
          </table:table-cell>
        </table:table-row>
      </table:table>
      <text:list xml:id="list144303319820352"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ext:soft-page-break/>
        <table:table-row>
          <table:table-cell table:style-name="Table66.A1" office:value-type="string">
            <text:p text:style-name="P7">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6"><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list xml:id="list144303306680885" text:continue-numbering="true" text:style-name="Outline">
        <text:list-item>
          <text:list>
            <text:list-item>
              <text:list>
                <text:list-item>
                  <text:h text:style-name="P12" text:outline-level="3"><text:change-start text:change-id="ct72448528"/>INITiate:ELOG</text:h>
                </text:list-item>
              </text:list>
            </text:list-item>
          </text:list>
        </text:list-item>
      </text:list>
      <text:p text:style-name="P14">Not implemented yet<text:change-end text:change-id="ct72448528"/></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5.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5. INITiate</dc:title>
    <meta:document-statistic meta:table-count="3" meta:image-count="0" meta:object-count="0" meta:page-count="2" meta:paragraph-count="67" meta:word-count="358" meta:character-count="2466" meta:non-whitespace-character-count="2177"/>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